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_base" table:style-name="ta1">
        <table:shapes>
          <draw:frame draw:z-index="0" draw:style-name="gr1" draw:text-style-name="P1" svg:width="210mm" svg:height="100mm" svg:x="78.16mm" svg:y="117.09mm">
            <draw:object draw:notify-on-update-of-ranges="IPC_base.D9:IPC_base.U9 IPC_base.C10:IPC_base.C10 IPC_base.D10:IPC_base.U10 IPC_base.C11:IPC_base.C11 IPC_base.D11:IPC_base.U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et sim_IPC data from 2 to 3 ( INT )</text:p>
          </table:table-cell>
          <table:table-cell table:number-columns-repeated="8"/>
          <table:table-cell office:value-type="string" calcext:value-type="string">
            <text:p>get sim_IPC data from 2 to 3 ( FP 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office:value-type="float" office:value="2.208" calcext:value-type="float">
            <text:p>2.208</text:p>
          </table:table-cell>
          <table:table-cell office:value-type="float" office:value="3.406" calcext:value-type="float">
            <text:p>3.406</text:p>
          </table:table-cell>
          <table:table-cell office:value-type="float" office:value="2.1807" calcext:value-type="float">
            <text:p>2.1807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772" calcext:value-type="float">
            <text:p>0.772</text:p>
          </table:table-cell>
          <table:table-cell office:value-type="float" office:value="1.633" calcext:value-type="float">
            <text:p>1.633</text:p>
          </table:table-cell>
          <table:table-cell office:value-type="float" office:value="2.7028" calcext:value-type="float">
            <text:p>2.7028</text:p>
          </table:table-cell>
          <table:table-cell office:value-type="float" office:value="0.5604" calcext:value-type="float">
            <text:p>0.5604</text:p>
          </table:table-cell>
          <table:table-cell office:value-type="float" office:value="3.8337" calcext:value-type="float">
            <text:p>3.8337</text:p>
          </table:table-cell>
          <table:table-cell office:value-type="float" office:value="4.4587" calcext:value-type="float">
            <text:p>4.4587</text:p>
          </table:table-cell>
          <table:table-cell office:value-type="float" office:value="3.584" calcext:value-type="float">
            <text:p>3.584</text:p>
          </table:table-cell>
          <table:table-cell office:value-type="float" office:value="3.9067" calcext:value-type="float">
            <text:p>3.9067</text:p>
          </table:table-cell>
          <table:table-cell office:value-type="float" office:value="2.8457" calcext:value-type="float">
            <text:p>2.8457</text:p>
          </table:table-cell>
          <table:table-cell office:value-type="float" office:value="4.6718" calcext:value-type="float">
            <text:p>4.6718</text:p>
          </table:table-cell>
          <table:table-cell office:value-type="float" office:value="3.0351" calcext:value-type="float">
            <text:p>3.0351</text:p>
          </table:table-cell>
          <table:table-cell office:value-type="float" office:value="2.0806" calcext:value-type="float">
            <text:p>2.0806</text:p>
          </table:table-cell>
          <table:table-cell office:value-type="float" office:value="4.287" calcext:value-type="float">
            <text:p>4.287</text:p>
          </table:table-cell>
          <table:table-cell office:value-type="float" office:value="3.961" calcext:value-type="float">
            <text:p>3.9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float" office:value="2.1507" calcext:value-type="float">
            <text:p>2.1507</text:p>
          </table:table-cell>
          <table:table-cell office:value-type="float" office:value="3.2618" calcext:value-type="float">
            <text:p>3.2618</text:p>
          </table:table-cell>
          <table:table-cell office:value-type="float" office:value="2.0773" calcext:value-type="float">
            <text:p>2.0773</text:p>
          </table:table-cell>
          <table:table-cell office:value-type="float" office:value="1.2934" calcext:value-type="float">
            <text:p>1.2934</text:p>
          </table:table-cell>
          <table:table-cell office:value-type="float" office:value="0.7774" calcext:value-type="float">
            <text:p>0.7774</text:p>
          </table:table-cell>
          <table:table-cell office:value-type="float" office:value="1.5699" calcext:value-type="float">
            <text:p>1.5699</text:p>
          </table:table-cell>
          <table:table-cell office:value-type="float" office:value="2.7423" calcext:value-type="float">
            <text:p>2.7423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464" calcext:value-type="float">
            <text:p>3.8464</text:p>
          </table:table-cell>
          <table:table-cell office:value-type="float" office:value="4.4747" calcext:value-type="float">
            <text:p>4.4747</text:p>
          </table:table-cell>
          <table:table-cell office:value-type="float" office:value="3.6278" calcext:value-type="float">
            <text:p>3.6278</text:p>
          </table:table-cell>
          <table:table-cell office:value-type="float" office:value="3.8751" calcext:value-type="float">
            <text:p>3.8751</text:p>
          </table:table-cell>
          <table:table-cell office:value-type="float" office:value="2.8149" calcext:value-type="float">
            <text:p>2.8149</text:p>
          </table:table-cell>
          <table:table-cell office:value-type="float" office:value="5.2677" calcext:value-type="float">
            <text:p>5.2677</text:p>
          </table:table-cell>
          <table:table-cell office:value-type="float" office:value="3.2052" calcext:value-type="float">
            <text:p>3.2052</text:p>
          </table:table-cell>
          <table:table-cell office:value-type="float" office:value="2.0574" calcext:value-type="float">
            <text:p>2.0574</text:p>
          </table:table-cell>
          <table:table-cell office:value-type="float" office:value="4.2648" calcext:value-type="float">
            <text:p>4.2648</text:p>
          </table:table-cell>
          <table:table-cell office:value-type="float" office:value="4.0683" calcext:value-type="float">
            <text:p>4.0683</text:p>
          </table:table-cell>
        </table:table-row>
      </table:table>
      <table:table table:name="mode_rate" table:style-name="ta1">
        <table:shapes>
          <draw:frame draw:z-index="0" draw:style-name="gr1" draw:text-style-name="P1" svg:width="210mm" svg:height="100mm" svg:x="68.4mm" svg:y="122.27mm">
            <draw:object draw:notify-on-update-of-ranges="mode_rate.E17:mode_rate.Y17 mode_rate.D18:mode_rate.D18 mode_rate.E18:mode_rate.Y18 mode_rate.D19:mode_rate.D19 mode_rate.E19:mode_rate.Y19 mode_rate.D20:mode_rate.D20 mode_rate.E20:mode_rate.Y20 mode_rate.D21:mode_rate.D21 mode_rate.E21:mode_rate.Y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PC=2.5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96" calcext:value-type="float">
            <text:p>0.99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326" calcext:value-type="float">
            <text:p>0.326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8:.V8])" office:value-type="float" office:value="0.373411111111111" calcext:value-type="float">
            <text:p>0.37341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PC=3.0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98" calcext:value-type="float">
            <text:p>0.9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773" calcext:value-type="float">
            <text:p>0.1773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97" calcext:value-type="float">
            <text:p>0.297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6" calcext:value-type="float">
            <text:p>0.0016</text:p>
          </table:table-cell>
          <table:table-cell/>
          <table:table-cell table:formula="of:=AVERAGE([.E9:.V9])" office:value-type="float" office:value="0.500316666666667" calcext:value-type="float">
            <text:p>0.50031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PC=3.5</text:p>
          </table:table-cell>
          <table:table-cell office:value-type="float" office:value="1" calcext:value-type="float">
            <text:p>1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2" calcext:value-type="float">
            <text:p>0.9952</text:p>
          </table:table-cell>
          <table:table-cell office:value-type="float" office:value="1" calcext:value-type="float">
            <text:p>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3612" calcext:value-type="float">
            <text:p>0.3612</text:p>
          </table:table-cell>
          <table:table-cell office:value-type="float" office:value="1" calcext:value-type="float">
            <text:p>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337" calcext:value-type="float">
            <text:p>0.2337</text:p>
          </table:table-cell>
          <table:table-cell/>
          <table:table-cell table:formula="of:=AVERAGE([.E10:.V10])" office:value-type="float" office:value="0.623011111111111" calcext:value-type="float">
            <text:p>0.62301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PC=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97" calcext:value-type="float">
            <text:p>0.9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322" calcext:value-type="float">
            <text:p>0.5322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3826" calcext:value-type="float">
            <text:p>0.3826</text:p>
          </table:table-cell>
          <table:table-cell/>
          <table:table-cell table:formula="of:=AVERAGE([.E11:.V11])" office:value-type="float" office:value="0.771205555555556" calcext:value-type="float">
            <text:p>0.771205555555556</text:p>
          </table:table-cell>
          <table:table-cell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[.E8]*100" office:value-type="float" office:value="89.45" calcext:value-type="float">
            <text:p>89.45</text:p>
          </table:table-cell>
          <table:table-cell table:formula="of:=[.F8]*100" office:value-type="float" office:value="1.21" calcext:value-type="float">
            <text:p>1.21</text:p>
          </table:table-cell>
          <table:table-cell table:formula="of:=[.G8]*100" office:value-type="float" office:value="89.81" calcext:value-type="float">
            <text:p>89.81</text:p>
          </table:table-cell>
          <table:table-cell table:formula="of:=[.H8]*100" office:value-type="float" office:value="97.49" calcext:value-type="float">
            <text:p>97.49</text:p>
          </table:table-cell>
          <table:table-cell table:formula="of:=[.I8]*100" office:value-type="float" office:value="99.6" calcext:value-type="float">
            <text:p>99.6</text:p>
          </table:table-cell>
          <table:table-cell table:formula="of:=[.J8]*100" office:value-type="float" office:value="91.08" calcext:value-type="float">
            <text:p>91.08</text:p>
          </table:table-cell>
          <table:table-cell table:formula="of:=[.K8]*100" office:value-type="float" office:value="32.6" calcext:value-type="float">
            <text:p>32.6</text:p>
          </table:table-cell>
          <table:table-cell table:formula="of:=[.L8]*100" office:value-type="float" office:value="97.52" calcext:value-type="float">
            <text:p>97.52</text:p>
          </table:table-cell>
          <table:table-cell table:formula="of:=[.M8]*100" office:value-type="float" office:value="0.12" calcext:value-type="float">
            <text:p>0.12</text:p>
          </table:table-cell>
          <table:table-cell table:formula="of:=[.N8]*100" office:value-type="float" office:value="0.22" calcext:value-type="float">
            <text:p>0.22</text:p>
          </table:table-cell>
          <table:table-cell table:formula="of:=[.O8]*100" office:value-type="float" office:value="0.51" calcext:value-type="float">
            <text:p>0.51</text:p>
          </table:table-cell>
          <table:table-cell table:formula="of:=[.P8]*100" office:value-type="float" office:value="9.66" calcext:value-type="float">
            <text:p>9.66</text:p>
          </table:table-cell>
          <table:table-cell table:formula="of:=[.Q8]*100" office:value-type="float" office:value="0.34" calcext:value-type="float">
            <text:p>0.34</text:p>
          </table:table-cell>
          <table:table-cell table:formula="of:=[.R8]*100" office:value-type="float" office:value="0.42" calcext:value-type="float">
            <text:p>0.42</text:p>
          </table:table-cell>
          <table:table-cell table:formula="of:=[.S8]*100" office:value-type="float" office:value="0.77" calcext:value-type="float">
            <text:p>0.77</text:p>
          </table:table-cell>
          <table:table-cell table:formula="of:=[.T8]*100" office:value-type="float" office:value="61.13" calcext:value-type="float">
            <text:p>61.13</text:p>
          </table:table-cell>
          <table:table-cell table:formula="of:=[.U8]*100" office:value-type="float" office:value="0.09" calcext:value-type="float">
            <text:p>0.09</text:p>
          </table:table-cell>
          <table:table-cell table:formula="of:=[.V8]*100" office:value-type="float" office:value="0.12" calcext:value-type="float">
            <text:p>0.12</text:p>
          </table:table-cell>
          <table:table-cell/>
          <table:table-cell table:formula="of:=[.X8]*100" office:value-type="float" office:value="37.3411111111111" calcext:value-type="float">
            <text:p>37.3411111111111</text:p>
          </table:table-cell>
          <table:table-cell table:formula="of:=([.M18]+[.N18]+[.O18]+[.P18]+[.R18]+[.U18]+[.V18])/7" office:value-type="float" office:value="1.59142857142857" calcext:value-type="float">
            <text:p>1.591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[.E9]*100" office:value-type="float" office:value="99.38" calcext:value-type="float">
            <text:p>99.38</text:p>
          </table:table-cell>
          <table:table-cell table:formula="of:=[.F9]*100" office:value-type="float" office:value="8.91" calcext:value-type="float">
            <text:p>8.91</text:p>
          </table:table-cell>
          <table:table-cell table:formula="of:=[.G9]*100" office:value-type="float" office:value="92.09" calcext:value-type="float">
            <text:p>92.09</text:p>
          </table:table-cell>
          <table:table-cell table:formula="of:=[.H9]*100" office:value-type="float" office:value="98.78" calcext:value-type="float">
            <text:p>98.78</text:p>
          </table:table-cell>
          <table:table-cell table:formula="of:=[.I9]*100" office:value-type="float" office:value="99.82" calcext:value-type="float">
            <text:p>99.82</text:p>
          </table:table-cell>
          <table:table-cell table:formula="of:=[.J9]*100" office:value-type="float" office:value="98.94" calcext:value-type="float">
            <text:p>98.94</text:p>
          </table:table-cell>
          <table:table-cell table:formula="of:=[.K9]*100" office:value-type="float" office:value="69.51" calcext:value-type="float">
            <text:p>69.51</text:p>
          </table:table-cell>
          <table:table-cell table:formula="of:=[.L9]*100" office:value-type="float" office:value="98" calcext:value-type="float">
            <text:p>98</text:p>
          </table:table-cell>
          <table:table-cell table:formula="of:=[.M9]*100" office:value-type="float" office:value="0.12" calcext:value-type="float">
            <text:p>0.12</text:p>
          </table:table-cell>
          <table:table-cell table:formula="of:=[.N9]*100" office:value-type="float" office:value="0.22" calcext:value-type="float">
            <text:p>0.22</text:p>
          </table:table-cell>
          <table:table-cell table:formula="of:=[.O9]*100" office:value-type="float" office:value="0.65" calcext:value-type="float">
            <text:p>0.65</text:p>
          </table:table-cell>
          <table:table-cell table:formula="of:=[.P9]*100" office:value-type="float" office:value="17.73" calcext:value-type="float">
            <text:p>17.73</text:p>
          </table:table-cell>
          <table:table-cell table:formula="of:=[.Q9]*100" office:value-type="float" office:value="100" calcext:value-type="float">
            <text:p>100</text:p>
          </table:table-cell>
          <table:table-cell table:formula="of:=[.R9]*100" office:value-type="float" office:value="0.42" calcext:value-type="float">
            <text:p>0.42</text:p>
          </table:table-cell>
          <table:table-cell table:formula="of:=[.S9]*100" office:value-type="float" office:value="29.7" calcext:value-type="float">
            <text:p>29.7</text:p>
          </table:table-cell>
          <table:table-cell table:formula="of:=[.T9]*100" office:value-type="float" office:value="85.97" calcext:value-type="float">
            <text:p>85.97</text:p>
          </table:table-cell>
          <table:table-cell table:formula="of:=[.U9]*100" office:value-type="float" office:value="0.17" calcext:value-type="float">
            <text:p>0.17</text:p>
          </table:table-cell>
          <table:table-cell table:formula="of:=[.V9]*100" office:value-type="float" office:value="0.16" calcext:value-type="float">
            <text:p>0.16</text:p>
          </table:table-cell>
          <table:table-cell/>
          <table:table-cell table:formula="of:=[.X9]*100" office:value-type="float" office:value="50.0316666666667" calcext:value-type="float">
            <text:p>50.0316666666667</text:p>
          </table:table-cell>
          <table:table-cell table:formula="of:=([.M19]+[.N19]+[.O19]+[.P19]+[.R19]+[.U19]+[.V19])/7" office:value-type="float" office:value="2.78142857142857" calcext:value-type="float">
            <text:p>2.781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[.E10]*100" office:value-type="float" office:value="100" calcext:value-type="float">
            <text:p>100</text:p>
          </table:table-cell>
          <table:table-cell table:formula="of:=[.F10]*100" office:value-type="float" office:value="72.94" calcext:value-type="float">
            <text:p>72.94</text:p>
          </table:table-cell>
          <table:table-cell table:formula="of:=[.G10]*100" office:value-type="float" office:value="93.75" calcext:value-type="float">
            <text:p>93.75</text:p>
          </table:table-cell>
          <table:table-cell table:formula="of:=[.H10]*100" office:value-type="float" office:value="99.52" calcext:value-type="float">
            <text:p>99.52</text:p>
          </table:table-cell>
          <table:table-cell table:formula="of:=[.I10]*100" office:value-type="float" office:value="100" calcext:value-type="float">
            <text:p>100</text:p>
          </table:table-cell>
          <table:table-cell table:formula="of:=[.J10]*100" office:value-type="float" office:value="99.59" calcext:value-type="float">
            <text:p>99.59</text:p>
          </table:table-cell>
          <table:table-cell table:formula="of:=[.K10]*100" office:value-type="float" office:value="95.86" calcext:value-type="float">
            <text:p>95.86</text:p>
          </table:table-cell>
          <table:table-cell table:formula="of:=[.L10]*100" office:value-type="float" office:value="99.8" calcext:value-type="float">
            <text:p>99.8</text:p>
          </table:table-cell>
          <table:table-cell table:formula="of:=[.M10]*100" office:value-type="float" office:value="0.15" calcext:value-type="float">
            <text:p>0.15</text:p>
          </table:table-cell>
          <table:table-cell table:formula="of:=[.N10]*100" office:value-type="float" office:value="0.27" calcext:value-type="float">
            <text:p>0.27</text:p>
          </table:table-cell>
          <table:table-cell table:formula="of:=[.O10]*100" office:value-type="float" office:value="5.4" calcext:value-type="float">
            <text:p>5.4</text:p>
          </table:table-cell>
          <table:table-cell table:formula="of:=[.P10]*100" office:value-type="float" office:value="36.12" calcext:value-type="float">
            <text:p>36.12</text:p>
          </table:table-cell>
          <table:table-cell table:formula="of:=[.Q10]*100" office:value-type="float" office:value="100" calcext:value-type="float">
            <text:p>100</text:p>
          </table:table-cell>
          <table:table-cell table:formula="of:=[.R10]*100" office:value-type="float" office:value="0.47" calcext:value-type="float">
            <text:p>0.47</text:p>
          </table:table-cell>
          <table:table-cell table:formula="of:=[.S10]*100" office:value-type="float" office:value="94.61" calcext:value-type="float">
            <text:p>94.61</text:p>
          </table:table-cell>
          <table:table-cell table:formula="of:=[.T10]*100" office:value-type="float" office:value="99.4" calcext:value-type="float">
            <text:p>99.4</text:p>
          </table:table-cell>
          <table:table-cell table:formula="of:=[.U10]*100" office:value-type="float" office:value="0.17" calcext:value-type="float">
            <text:p>0.17</text:p>
          </table:table-cell>
          <table:table-cell table:formula="of:=[.V10]*100" office:value-type="float" office:value="23.37" calcext:value-type="float">
            <text:p>23.37</text:p>
          </table:table-cell>
          <table:table-cell/>
          <table:table-cell table:formula="of:=[.X10]*100" office:value-type="float" office:value="62.3011111111111" calcext:value-type="float">
            <text:p>62.3011111111111</text:p>
          </table:table-cell>
          <table:table-cell table:formula="of:=([.M20]+[.N20]+[.O20]+[.P20]+[.R20]+[.U20]+[.V20])/7" office:value-type="float" office:value="9.42142857142857" calcext:value-type="float">
            <text:p>9.421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[.E11]*100" office:value-type="float" office:value="100" calcext:value-type="float">
            <text:p>100</text:p>
          </table:table-cell>
          <table:table-cell table:formula="of:=[.F11]*100" office:value-type="float" office:value="100" calcext:value-type="float">
            <text:p>100</text:p>
          </table:table-cell>
          <table:table-cell table:formula="of:=[.G11]*100" office:value-type="float" office:value="95.97" calcext:value-type="float">
            <text:p>95.97</text:p>
          </table:table-cell>
          <table:table-cell table:formula="of:=[.H11]*100" office:value-type="float" office:value="100" calcext:value-type="float">
            <text:p>100</text:p>
          </table:table-cell>
          <table:table-cell table:formula="of:=[.I11]*100" office:value-type="float" office:value="100" calcext:value-type="float">
            <text:p>100</text:p>
          </table:table-cell>
          <table:table-cell table:formula="of:=[.J11]*100" office:value-type="float" office:value="99.92" calcext:value-type="float">
            <text:p>99.92</text:p>
          </table:table-cell>
          <table:table-cell table:formula="of:=[.K11]*100" office:value-type="float" office:value="99.76" calcext:value-type="float">
            <text:p>99.76</text:p>
          </table:table-cell>
          <table:table-cell table:formula="of:=[.L11]*100" office:value-type="float" office:value="99.99" calcext:value-type="float">
            <text:p>99.99</text:p>
          </table:table-cell>
          <table:table-cell table:formula="of:=[.M11]*100" office:value-type="float" office:value="100" calcext:value-type="float">
            <text:p>100</text:p>
          </table:table-cell>
          <table:table-cell table:formula="of:=[.N11]*100" office:value-type="float" office:value="0.31" calcext:value-type="float">
            <text:p>0.31</text:p>
          </table:table-cell>
          <table:table-cell table:formula="of:=[.O11]*100" office:value-type="float" office:value="100" calcext:value-type="float">
            <text:p>100</text:p>
          </table:table-cell>
          <table:table-cell table:formula="of:=[.P11]*100" office:value-type="float" office:value="53.22" calcext:value-type="float">
            <text:p>53.22</text:p>
          </table:table-cell>
          <table:table-cell table:formula="of:=[.Q11]*100" office:value-type="float" office:value="100" calcext:value-type="float">
            <text:p>100</text:p>
          </table:table-cell>
          <table:table-cell table:formula="of:=[.R11]*100" office:value-type="float" office:value="0.53" calcext:value-type="float">
            <text:p>0.53</text:p>
          </table:table-cell>
          <table:table-cell table:formula="of:=[.S11]*100" office:value-type="float" office:value="100" calcext:value-type="float">
            <text:p>100</text:p>
          </table:table-cell>
          <table:table-cell table:formula="of:=[.T11]*100" office:value-type="float" office:value="100" calcext:value-type="float">
            <text:p>100</text:p>
          </table:table-cell>
          <table:table-cell table:formula="of:=[.U11]*100" office:value-type="float" office:value="0.21" calcext:value-type="float">
            <text:p>0.21</text:p>
          </table:table-cell>
          <table:table-cell table:formula="of:=[.V11]*100" office:value-type="float" office:value="38.26" calcext:value-type="float">
            <text:p>38.26</text:p>
          </table:table-cell>
          <table:table-cell/>
          <table:table-cell table:formula="of:=[.X11]*100" office:value-type="float" office:value="77.1205555555556" calcext:value-type="float">
            <text:p>77.1205555555556</text:p>
          </table:table-cell>
          <table:table-cell table:formula="of:=([.M21]+[.N21]+[.O21]+[.P21]+[.R21]+[.U21]+[.V21])/7" office:value-type="float" office:value="41.79" calcext:value-type="float">
            <text:p>41.79</text:p>
          </table:table-cell>
        </table:table-row>
        <table:table-row table:style-name="ro1" table:number-rows-repeated="33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5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 table:number-rows-repeated="4">
          <table:table-cell table:number-columns-repeated="23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et switch_agg_rate data from 5 to 8 ( FP )</text:p>
          </table:table-cell>
          <table:table-cell table:number-columns-repeated="17"/>
          <table:table-cell table:style-name="ce6" table:number-columns-repeated="3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00/00/00</text:date>, <text:time style:data-style-name="N2" text:time-value="18:55:11.5093656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10T19:03:39.944833708</dc:date>
    <meta:editing-duration>PT1H11M6S</meta:editing-duration>
    <meta:editing-cycles>11</meta:editing-cycles>
    <meta:generator>LibreOffice/6.0.7.3$Linux_X86_64 LibreOffice_project/00m0$Build-3</meta:generator>
    <meta:document-statistic meta:table-count="2" meta:cell-count="2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" chart:origin="0" chart:interval-major="1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2.378cm" svg:y="0cm" style:legend-expansion="custom" chartooo:width="8.622cm" chartooo:height="0.791cm" style:legend-expansion-aspect-ratio="10.9001264222503" chart:style-name="ch2"/>
        <chart:plot-area chart:style-name="ch3" table:cell-range-address="IPC_base.C9:IPC_base.U11" chart:data-source-has-labels="both" svg:x="1.141cm" svg:y="1.065cm" svg:width="19.433cm" svg:height="8.475cm">
          <chartooo:coordinate-region svg:x="1.63cm" svg:y="1.317cm" svg:width="18.944cm" svg:height="5.565cm"/>
          <chart:axis chart:dimension="x" chart:name="primary-x" chart:style-name="ch4" chartooo:axis-type="auto">
            <chartooo:date-scale/>
            <chart:categories table:cell-range-address="IPC_base.D9:IPC_base.U9"/>
            <chart:grid chart:class="major"/>
          </chart:axis>
          <chart:axis chart:dimension="y" chart:name="primary-y" chart:style-name="ch5">
            <chart:title svg:x="0.169cm" svg:y="4.283cm" chart:style-name="ch6">
              <text:p>IPC</text:p>
            </chart:title>
            <chart:grid chart:class="major"/>
            <chart:grid chart:class="minor"/>
          </chart:axis>
          <chart:series chart:style-name="ch7" chart:values-cell-range-address="IPC_base.D10:IPC_base.U10" chart:label-cell-address="IPC_base.C10:IPC_base.C10" chart:class="chart:bar">
            <chart:data-point chart:repeated="18"/>
          </chart:series>
          <chart:series chart:style-name="ch8" chart:values-cell-range-address="IPC_base.D11:IPC_base.U11" chart:label-cell-address="IPC_base.C11:IPC_base.C1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_base.D9:IPC_base.U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_base.C10:IPC_base.C10</svg:desc>
                </draw:g>
              </table:table-cell>
              <table:table-cell office:value-type="float" office:value="2.208">
                <text:p>2.208</text:p>
                <draw:g>
                  <svg:desc>IPC_base.D10:IPC_base.U10</svg:desc>
                </draw:g>
              </table:table-cell>
              <table:table-cell office:value-type="float" office:value="3.406">
                <text:p>3.406</text:p>
              </table:table-cell>
              <table:table-cell office:value-type="float" office:value="2.1807">
                <text:p>2.1807</text:p>
              </table:table-cell>
              <table:table-cell office:value-type="float" office:value="1.3377">
                <text:p>1.3377</text:p>
              </table:table-cell>
              <table:table-cell office:value-type="float" office:value="0.772">
                <text:p>0.772</text:p>
              </table:table-cell>
              <table:table-cell office:value-type="float" office:value="1.633">
                <text:p>1.633</text:p>
              </table:table-cell>
              <table:table-cell office:value-type="float" office:value="2.7028">
                <text:p>2.7028</text:p>
              </table:table-cell>
              <table:table-cell office:value-type="float" office:value="0.5604">
                <text:p>0.5604</text:p>
              </table:table-cell>
              <table:table-cell office:value-type="float" office:value="3.8337">
                <text:p>3.8337</text:p>
              </table:table-cell>
              <table:table-cell office:value-type="float" office:value="4.4587">
                <text:p>4.4587</text:p>
              </table:table-cell>
              <table:table-cell office:value-type="float" office:value="3.584">
                <text:p>3.584</text:p>
              </table:table-cell>
              <table:table-cell office:value-type="float" office:value="3.9067">
                <text:p>3.9067</text:p>
              </table:table-cell>
              <table:table-cell office:value-type="float" office:value="2.8457">
                <text:p>2.8457</text:p>
              </table:table-cell>
              <table:table-cell office:value-type="float" office:value="4.6718">
                <text:p>4.6718</text:p>
              </table:table-cell>
              <table:table-cell office:value-type="float" office:value="3.0351">
                <text:p>3.0351</text:p>
              </table:table-cell>
              <table:table-cell office:value-type="float" office:value="2.0806">
                <text:p>2.0806</text:p>
              </table:table-cell>
              <table:table-cell office:value-type="float" office:value="4.287">
                <text:p>4.287</text:p>
              </table:table-cell>
              <table:table-cell office:value-type="float" office:value="3.961">
                <text:p>3.961</text:p>
              </table:table-cell>
            </table:table-row>
            <table:table-row>
              <table:table-cell office:value-type="string">
                <text:p>CONSERVATIVE</text:p>
                <draw:g>
                  <svg:desc>IPC_base.C11:IPC_base.C11</svg:desc>
                </draw:g>
              </table:table-cell>
              <table:table-cell office:value-type="float" office:value="2.1507">
                <text:p>2.1507</text:p>
                <draw:g>
                  <svg:desc>IPC_base.D11:IPC_base.U11</svg:desc>
                </draw:g>
              </table:table-cell>
              <table:table-cell office:value-type="float" office:value="3.2618">
                <text:p>3.2618</text:p>
              </table:table-cell>
              <table:table-cell office:value-type="float" office:value="2.0773">
                <text:p>2.0773</text:p>
              </table:table-cell>
              <table:table-cell office:value-type="float" office:value="1.2934">
                <text:p>1.2934</text:p>
              </table:table-cell>
              <table:table-cell office:value-type="float" office:value="0.7774">
                <text:p>0.7774</text:p>
              </table:table-cell>
              <table:table-cell office:value-type="float" office:value="1.5699">
                <text:p>1.5699</text:p>
              </table:table-cell>
              <table:table-cell office:value-type="float" office:value="2.7423">
                <text:p>2.7423</text:p>
              </table:table-cell>
              <table:table-cell office:value-type="float" office:value="0.5865">
                <text:p>0.5865</text:p>
              </table:table-cell>
              <table:table-cell office:value-type="float" office:value="3.8464">
                <text:p>3.8464</text:p>
              </table:table-cell>
              <table:table-cell office:value-type="float" office:value="4.4747">
                <text:p>4.4747</text:p>
              </table:table-cell>
              <table:table-cell office:value-type="float" office:value="3.6278">
                <text:p>3.6278</text:p>
              </table:table-cell>
              <table:table-cell office:value-type="float" office:value="3.8751">
                <text:p>3.8751</text:p>
              </table:table-cell>
              <table:table-cell office:value-type="float" office:value="2.8149">
                <text:p>2.8149</text:p>
              </table:table-cell>
              <table:table-cell office:value-type="float" office:value="5.2677">
                <text:p>5.2677</text:p>
              </table:table-cell>
              <table:table-cell office:value-type="float" office:value="3.2052">
                <text:p>3.2052</text:p>
              </table:table-cell>
              <table:table-cell office:value-type="float" office:value="2.0574">
                <text:p>2.0574</text:p>
              </table:table-cell>
              <table:table-cell office:value-type="float" office:value="4.2648">
                <text:p>4.2648</text:p>
              </table:table-cell>
              <table:table-cell office:value-type="float" office:value="4.0683">
                <text:p>4.0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ode_rate.D17:mode_rate.Y21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ode_rate.E17:mode_rate.Y17"/>
            <chart:grid chart:class="major"/>
          </chart:axis>
          <chart:axis chart:dimension="y" chart:name="primary-y" chart:style-name="ch5">
            <chart:title svg:x="0cm" svg:y="6.977cm" chart:style-name="ch6">
              <text:p>fraction of
 AGGRESSIVE mode(%)</text:p>
            </chart:title>
            <chart:grid chart:class="major"/>
          </chart:axis>
          <chart:series chart:style-name="ch7" chart:values-cell-range-address="mode_rate.E18:mode_rate.Y18" chart:label-cell-address="mode_rate.D18:mode_rate.D18" chart:class="chart:bar">
            <chart:data-point chart:repeated="21"/>
          </chart:series>
          <chart:series chart:style-name="ch8" chart:values-cell-range-address="mode_rate.E19:mode_rate.Y19" chart:label-cell-address="mode_rate.D19:mode_rate.D19" chart:class="chart:bar">
            <chart:data-point chart:repeated="21"/>
          </chart:series>
          <chart:series chart:style-name="ch9" chart:values-cell-range-address="mode_rate.E20:mode_rate.Y20" chart:label-cell-address="mode_rate.D20:mode_rate.D20" chart:class="chart:bar">
            <chart:data-point chart:repeated="21"/>
          </chart:series>
          <chart:series chart:style-name="ch10" chart:values-cell-range-address="mode_rate.E21:mode_rate.Y21" chart:label-cell-address="mode_rate.D21:mode_rate.D2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ode_rate.E17:mode_rate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mode_rate.D18:mode_rate.D18</svg:desc>
                </draw:g>
              </table:table-cell>
              <table:table-cell office:value-type="float" office:value="89.45">
                <text:p>89.45</text:p>
                <draw:g>
                  <svg:desc>mode_rate.E18:mode_rate.Y18</svg:desc>
                </draw:g>
              </table:table-cell>
              <table:table-cell office:value-type="float" office:value="1.21">
                <text:p>1.21</text:p>
              </table:table-cell>
              <table:table-cell office:value-type="float" office:value="89.81">
                <text:p>89.81</text:p>
              </table:table-cell>
              <table:table-cell office:value-type="float" office:value="97.49">
                <text:p>97.49</text:p>
              </table:table-cell>
              <table:table-cell office:value-type="float" office:value="99.6">
                <text:p>99.6</text:p>
              </table:table-cell>
              <table:table-cell office:value-type="float" office:value="91.08">
                <text:p>91.08</text:p>
              </table:table-cell>
              <table:table-cell office:value-type="float" office:value="32.6">
                <text:p>32.6</text:p>
              </table:table-cell>
              <table:table-cell office:value-type="float" office:value="97.52">
                <text:p>97.52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51">
                <text:p>0.51</text:p>
              </table:table-cell>
              <table:table-cell office:value-type="float" office:value="9.66">
                <text:p>9.66</text:p>
              </table:table-cell>
              <table:table-cell office:value-type="float" office:value="0.34">
                <text:p>0.34</text:p>
              </table:table-cell>
              <table:table-cell office:value-type="float" office:value="0.42">
                <text:p>0.42</text:p>
              </table:table-cell>
              <table:table-cell office:value-type="float" office:value="0.77">
                <text:p>0.77</text:p>
              </table:table-cell>
              <table:table-cell office:value-type="float" office:value="61.13">
                <text:p>61.13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37.3411111111111">
                <text:p>37.3411111111111</text:p>
              </table:table-cell>
              <table:table-cell office:value-type="float" office:value="1.59142857142857">
                <text:p>1.59142857142857</text:p>
              </table:table-cell>
            </table:table-row>
            <table:table-row>
              <table:table-cell office:value-type="string">
                <text:p>IPC=3.0</text:p>
                <draw:g>
                  <svg:desc>mode_rate.D19:mode_rate.D19</svg:desc>
                </draw:g>
              </table:table-cell>
              <table:table-cell office:value-type="float" office:value="99.38">
                <text:p>99.38</text:p>
                <draw:g>
                  <svg:desc>mode_rate.E19:mode_rate.Y19</svg:desc>
                </draw:g>
              </table:table-cell>
              <table:table-cell office:value-type="float" office:value="8.91">
                <text:p>8.91</text:p>
              </table:table-cell>
              <table:table-cell office:value-type="float" office:value="92.09">
                <text:p>92.09</text:p>
              </table:table-cell>
              <table:table-cell office:value-type="float" office:value="98.78">
                <text:p>98.78</text:p>
              </table:table-cell>
              <table:table-cell office:value-type="float" office:value="99.82">
                <text:p>99.82</text:p>
              </table:table-cell>
              <table:table-cell office:value-type="float" office:value="98.94">
                <text:p>98.94</text:p>
              </table:table-cell>
              <table:table-cell office:value-type="float" office:value="69.51">
                <text:p>69.51</text:p>
              </table:table-cell>
              <table:table-cell office:value-type="float" office:value="98">
                <text:p>98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65">
                <text:p>0.65</text:p>
              </table:table-cell>
              <table:table-cell office:value-type="float" office:value="17.73">
                <text:p>17.73</text:p>
              </table:table-cell>
              <table:table-cell office:value-type="float" office:value="100">
                <text:p>100</text:p>
              </table:table-cell>
              <table:table-cell office:value-type="float" office:value="0.42">
                <text:p>0.42</text:p>
              </table:table-cell>
              <table:table-cell office:value-type="float" office:value="29.7">
                <text:p>29.7</text:p>
              </table:table-cell>
              <table:table-cell office:value-type="float" office:value="85.97">
                <text:p>85.97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50.0316666666667">
                <text:p>50.0316666666667</text:p>
              </table:table-cell>
              <table:table-cell office:value-type="float" office:value="2.78142857142857">
                <text:p>2.78142857142857</text:p>
              </table:table-cell>
            </table:table-row>
            <table:table-row>
              <table:table-cell office:value-type="string">
                <text:p>IPC=3.5</text:p>
                <draw:g>
                  <svg:desc>mode_rate.D20:mode_rate.D20</svg:desc>
                </draw:g>
              </table:table-cell>
              <table:table-cell office:value-type="float" office:value="100">
                <text:p>100</text:p>
                <draw:g>
                  <svg:desc>mode_rate.E20:mode_rate.Y20</svg:desc>
                </draw:g>
              </table:table-cell>
              <table:table-cell office:value-type="float" office:value="72.94">
                <text:p>72.94</text:p>
              </table:table-cell>
              <table:table-cell office:value-type="float" office:value="93.75">
                <text:p>93.75</text:p>
              </table:table-cell>
              <table:table-cell office:value-type="float" office:value="99.52">
                <text:p>99.52</text:p>
              </table:table-cell>
              <table:table-cell office:value-type="float" office:value="100">
                <text:p>100</text:p>
              </table:table-cell>
              <table:table-cell office:value-type="float" office:value="99.59">
                <text:p>99.59</text:p>
              </table:table-cell>
              <table:table-cell office:value-type="float" office:value="95.86">
                <text:p>95.86</text:p>
              </table:table-cell>
              <table:table-cell office:value-type="float" office:value="99.8">
                <text:p>99.8</text:p>
              </table:table-cell>
              <table:table-cell office:value-type="float" office:value="0.15">
                <text:p>0.15</text:p>
              </table:table-cell>
              <table:table-cell office:value-type="float" office:value="0.27">
                <text:p>0.27</text:p>
              </table:table-cell>
              <table:table-cell office:value-type="float" office:value="5.4">
                <text:p>5.4</text:p>
              </table:table-cell>
              <table:table-cell office:value-type="float" office:value="36.12">
                <text:p>36.12</text:p>
              </table:table-cell>
              <table:table-cell office:value-type="float" office:value="100">
                <text:p>100</text:p>
              </table:table-cell>
              <table:table-cell office:value-type="float" office:value="0.47">
                <text:p>0.47</text:p>
              </table:table-cell>
              <table:table-cell office:value-type="float" office:value="94.61">
                <text:p>94.61</text:p>
              </table:table-cell>
              <table:table-cell office:value-type="float" office:value="99.4">
                <text:p>99.4</text:p>
              </table:table-cell>
              <table:table-cell office:value-type="float" office:value="0.17">
                <text:p>0.17</text:p>
              </table:table-cell>
              <table:table-cell office:value-type="float" office:value="23.37">
                <text:p>23.37</text:p>
              </table:table-cell>
              <table:table-cell office:value-type="float" office:value="NaN">
                <text:p>NaN</text:p>
              </table:table-cell>
              <table:table-cell office:value-type="float" office:value="62.3011111111111">
                <text:p>62.3011111111111</text:p>
              </table:table-cell>
              <table:table-cell office:value-type="float" office:value="9.42142857142857">
                <text:p>9.42142857142857</text:p>
              </table:table-cell>
            </table:table-row>
            <table:table-row>
              <table:table-cell office:value-type="string">
                <text:p>IPC=4.0</text:p>
                <draw:g>
                  <svg:desc>mode_rate.D21:mode_rate.D21</svg:desc>
                </draw:g>
              </table:table-cell>
              <table:table-cell office:value-type="float" office:value="100">
                <text:p>100</text:p>
                <draw:g>
                  <svg:desc>mode_rate.E21:mode_rate.Y2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5.97">
                <text:p>95.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2">
                <text:p>99.92</text:p>
              </table:table-cell>
              <table:table-cell office:value-type="float" office:value="99.76">
                <text:p>99.76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  <table:table-cell office:value-type="float" office:value="0.31">
                <text:p>0.31</text:p>
              </table:table-cell>
              <table:table-cell office:value-type="float" office:value="100">
                <text:p>100</text:p>
              </table:table-cell>
              <table:table-cell office:value-type="float" office:value="53.22">
                <text:p>53.22</text:p>
              </table:table-cell>
              <table:table-cell office:value-type="float" office:value="100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1">
                <text:p>0.21</text:p>
              </table:table-cell>
              <table:table-cell office:value-type="float" office:value="38.26">
                <text:p>38.26</text:p>
              </table:table-cell>
              <table:table-cell office:value-type="float" office:value="NaN">
                <text:p>NaN</text:p>
              </table:table-cell>
              <table:table-cell office:value-type="float" office:value="77.1205555555556">
                <text:p>77.1205555555556</text:p>
              </table:table-cell>
              <table:table-cell office:value-type="float" office:value="41.79">
                <text:p>41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